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6" style:family="graphic" style:parent-style-name="objectwithoutfill">
      <style:graphic-properties draw:stroke="dash" draw:stroke-dash="_33__20_Dashes_20_3_20_Dots_20__28_var_29_" draw:marker-start="Arrow" draw:marker-end="" draw:marker-end-width="0.3cm" draw:fill="none" draw:fill-color="#cfe7f5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Ultrafine_20_2_20_Dots_20_3_20_Dashes" draw:fill-color="#ffffff" draw:opacity="0%" draw:opacity-name="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Ultrafine_20_Dashed" draw:opacity="0%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style:text-position="super 58%"/>
    </style:style>
    <style:style style:name="P4" style:family="paragraph">
      <style:paragraph-properties fo:text-align="center"/>
      <style:text-properties style:text-position="super 58%" fo:font-size="8pt" style:font-size-asian="8pt" style:font-size-complex="8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.102cm" fo:text-align="center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position="super 58%"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093cm" svg:height="1.389cm" svg:x="8.893cm" svg:y="12.712cm">
          <text:p text:style-name="P1"><text:span text:style-name="T1">Bot</text:span></text:p>
        </draw:rect>
        <draw:custom-shape draw:style-name="gr2" draw:text-style-name="P2" draw:layer="layout" svg:width="2.8cm" svg:height="2.022cm" svg:x="9.1cm" svg:y="8.278cm">
          <text:p text:style-name="P2"><text:span text:style-name="T2">Identify correct</text:span></text:p>
          <text:p text:style-name="P2"><text:span text:style-name="T2">User to</text:span></text:p>
          <text:p text:style-name="P2"><text:span text:style-name="T2">inform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rect draw:style-name="gr1" draw:text-style-name="P1" draw:layer="layout" svg:width="3.156cm" svg:height="1.263cm" svg:x="8.844cm" svg:y="16.5cm">
          <text:p text:style-name="P1"><text:span text:style-name="T1">User</text:span></text:p>
        </draw:rect>
        <draw:line draw:style-name="gr3" draw:text-style-name="P4" draw:layer="layout" svg:x1="9.4cm" svg:y1="16.5cm" svg:x2="9.4cm" svg:y2="14.1cm">
          <text:p text:style-name="P3"><text:span text:style-name="T3">Query</text:span></text:p>
        </draw:line>
        <draw:rect draw:style-name="gr1" draw:text-style-name="P1" draw:layer="layout" svg:width="3.093cm" svg:height="1.389cm" svg:x="16.107cm" svg:y="12.611cm">
          <text:p text:style-name="P1"><text:span text:style-name="T1">Server</text:span></text:p>
        </draw:rect>
        <draw:line draw:style-name="gr4" draw:text-style-name="P4" draw:layer="layout" svg:x1="12.113cm" svg:y1="13.028cm" svg:x2="16cm" svg:y2="13cm">
          <text:p text:style-name="P3"><text:span text:style-name="T3">Query</text:span></text:p>
        </draw:line>
        <draw:line draw:style-name="gr5" draw:text-style-name="P4" draw:layer="layout" svg:x1="12.1cm" svg:y1="13.9cm" svg:x2="16.1cm" svg:y2="13.9cm">
          <text:p text:style-name="P3"><text:span text:style-name="T3">Response</text:span></text:p>
        </draw:line>
        <draw:rect draw:style-name="gr1" draw:text-style-name="P5" draw:layer="layout" svg:width="3.1cm" svg:height="1.5cm" svg:x="16.1cm" svg:y="8.5cm">
          <text:p text:style-name="P5"><text:span text:style-name="T4">Automated</text:span></text:p>
          <text:p text:style-name="P5"><text:span text:style-name="T4">Query</text:span></text:p>
        </draw:rect>
        <draw:rect draw:style-name="gr1" draw:text-style-name="P6" draw:layer="layout" svg:width="2.906cm" svg:height="1.5cm" svg:x="2.694cm" svg:y="12.7cm">
          <text:p text:style-name="P6">LUIS</text:p>
          <text:p text:style-name="P6"><text:span text:style-name="T5">Natural Language</text:span></text:p>
          <text:p text:style-name="P6"><text:span text:style-name="T5">Processing</text:span></text:p>
        </draw:rect>
        <draw:line draw:style-name="gr4" draw:text-style-name="P4" draw:layer="layout" svg:x1="5.6cm" svg:y1="13.9cm" svg:x2="8.8cm" svg:y2="13.9cm">
          <text:p text:style-name="P4"><text:span text:style-name="T3">Response</text:span></text:p>
        </draw:line>
        <draw:line draw:style-name="gr5" draw:text-style-name="P4" draw:layer="layout" svg:x1="5.7cm" svg:y1="13cm" svg:x2="8.8cm" svg:y2="13cm">
          <text:p text:style-name="P3"><text:span text:style-name="T3">Query</text:span></text:p>
        </draw:line>
        <draw:line draw:style-name="gr4" draw:text-style-name="P4" draw:layer="layout" svg:x1="16.9cm" svg:y1="12.4cm" svg:x2="16.9cm" svg:y2="10.1cm">
          <text:p text:style-name="P3"><text:span text:style-name="T3">Response</text:span></text:p>
        </draw:line>
        <draw:line draw:style-name="gr6" draw:text-style-name="P4" draw:layer="layout" svg:x1="12.1cm" svg:y1="9.3cm" svg:x2="16cm" svg:y2="9.3cm">
          <text:p text:style-name="P3"><text:span text:style-name="T3">If Issue</text:span></text:p>
        </draw:line>
        <draw:line draw:style-name="gr7" draw:text-style-name="P6" draw:layer="layout" svg:x1="10.5cm" svg:y1="10.3cm" svg:x2="10.5cm" svg:y2="12.7cm">
          <text:p/>
        </draw:line>
        <draw:rect draw:style-name="gr8" draw:text-style-name="P7" draw:layer="layout" svg:width="17.1cm" svg:height="5.8cm" svg:x="2.2cm" svg:y="12.3cm">
          <text:p/>
        </draw:rect>
        <draw:frame draw:style-name="gr9" draw:text-style-name="P8" draw:layer="layout" svg:width="6.598cm" svg:height="0.725cm" svg:x="3.747cm" svg:y="18.2cm">
          <draw:text-box>
            <text:p text:style-name="P8"><text:span text:style-name="T1">Query Identification &amp; Response</text:span></text:p>
          </draw:text-box>
        </draw:frame>
        <draw:rect draw:style-name="gr10" draw:text-style-name="P6" draw:layer="layout" svg:width="10.9cm" svg:height="10.3cm" svg:x="8.4cm" svg:y="7.8cm">
          <text:p/>
        </draw:rect>
        <draw:frame draw:style-name="gr9" draw:text-style-name="P8" draw:layer="layout" svg:width="4.998cm" svg:height="0.725cm" svg:x="12.3cm" svg:y="7cm">
          <draw:text-box>
            <text:p text:style-name="P8"><text:span text:style-name="T1">Automated Notifications</text:span></text:p>
          </draw:text-box>
        </draw:frame>
        <draw:line draw:style-name="gr4" draw:text-style-name="P4" draw:layer="layout" svg:x1="11.3cm" svg:y1="14.1cm" svg:x2="11.3cm" svg:y2="16.4cm">
          <text:p text:style-name="P4"><text:span text:style-name="T3">Response</text:span></text:p>
        </draw:line>
        <draw:line draw:style-name="gr5" draw:text-style-name="P4" draw:layer="layout" svg:x1="18.6cm" svg:y1="12.5cm" svg:x2="18.6cm" svg:y2="10cm">
          <text:p text:style-name="P3"><text:span text:style-name="T3">Query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05T22:19:19.08</meta:creation-date>
    <dc:date>2017-03-05T23:08:37.54</dc:date>
    <meta:editing-duration>PT3M26S</meta:editing-duration>
    <meta:editing-cycles>1</meta:editing-cycles>
    <meta:document-statistic meta:object-count="20"/>
    <meta:generator>OpenOffice/4.1.3$Win32 OpenOffice.org_project/413m1$Build-9783</meta:generator>
  </office:meta>
</office:document-meta>
</file>